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luelinesdark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draw:fill-color="#ffffff" draw:auto-grow-height="true" fo:min-height="3.507cm"/>
    </style:style>
    <style:style style:name="pr2" style:family="presentation" style:parent-style-name="lyt-bluelinesgrad-outline1">
      <style:graphic-properties draw:fill-color="#ffffff"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title">
      <style:graphic-properties fo:min-height="3.507cm"/>
    </style:style>
    <style:style style:name="pr5" style:family="presentation" style:parent-style-name="lyt-bluelinesgrad-outline1">
      <style:graphic-properties fo:min-height="11.887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 style:list-style-name="L3">
      <style:graphic-properties fo:min-height="11.88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ff99"/>
    </style:style>
    <style:style style:name="T3" style:family="text">
      <style:text-properties fo:font-family="'Courier New'" style:font-family-generic="modern" style:font-pitch="fixed" fo:font-size="20pt" style:font-size-asian="20pt" style:font-size-complex="20pt"/>
    </style:style>
    <style:style style:name="T4" style:family="text">
      <style:text-properties fo:font-family="'Courier New'" style:font-family-generic="modern" style:font-pitch="fixed" fo:font-size="20pt" style:font-size-asian="20pt" style:font-size-complex="20pt"/>
    </style:style>
    <style:style style:name="T5" style:family="text">
      <style:text-properties fo:font-family="Albany" style:font-family-generic="swiss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>
          <draw:text-box>
            <text:p text:style-name="P1">Docker<text:line-break/><text:span text:style-name="T1">by: Warren Hodgkinson</text:span></text:p>
          </draw:text-box>
        </draw:frame>
        <draw:frame presentation:style-name="pr2" draw:text-style-name="P2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Reason for containers</text:p>
              </text:list-item>
              <text:list-item>
                <text:p>Different types of containers</text:p>
              </text:list-item>
              <text:list-item>
                <text:p>What is Docker</text:p>
              </text:list-item>
              <text:list-item>
                <text:p><text:span text:style-name="T2">Make, inspect and run images</text:span></text:p>
              </text:list-item>
              <text:list-item>
                <text:p><text:span text:style-name="T2">Docker storage</text:span></text:p>
              </text:list-item>
              <text:list-item>
                <text:p><text:span text:style-name="T2">Docker networking</text:span></text:p>
              </text:list-item>
              <text:list-item>
                <text:p><text:span text:style-name="T2">Ti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Reason for containers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Dedicated machine per app – expensive</text:p>
              </text:list-item>
              <text:list-item>
                <text:p>Testability</text:p>
              </text:list-item>
              <text:list-item>
                <text:p>Pet” machine – too hard to scale, too difficult to security audit over time</text:p>
              </text:list-item>
              <text:list-item>
                <text:p>Library version mismatches between apps</text:p>
              </text:list-item>
              <text:list-item>
                <text:p>Need to bundle OS with App ver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Types of containers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Dedicated machine – maintained by humans</text:p>
              </text:list-item>
              <text:list-item>
                <text:p>Machine maintained by scripts (ansible, puppet, etc.)</text:p>
              </text:list-item>
              <text:list-item>
                <text:p>Virtual machine image</text:p>
              </text:list-item>
              <text:list-item>
                <text:p>Partitioned operating system (LXD)</text:p>
              </text:list-item>
              <text:list-item>
                <text:p>OCI containers (Docker, Kubernetes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What is Docker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Runs OCI containers on the host OS (typically Linux)</text:p>
              </text:list-item>
              <text:list-item>
                <text:p>Grants the container a limited (namespaced) view of OS resources:</text:p>
                <text:list>
                  <text:list-item>
                    <text:p>Files</text:p>
                  </text:list-item>
                  <text:list-item>
                    <text:p>Network</text:p>
                  </text:list-item>
                  <text:list-item>
                    <text:p>Running apps</text:p>
                  </text:list-item>
                </text:list>
              </text:list-item>
              <text:list-item>
                <text:p>When main app stops, container sto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What is Docker (2)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Can save snapshot of container as an image</text:p>
              </text:list-item>
              <text:list-item>
                <text:p>Can upload/download image to/from repositories</text:p>
              </text:list-item>
              <text:list-item>
                <text:p>Many popular images (Ubuntu, Busybox, MySQL, Postgresql, Golang, Python, Nginx)</text:p>
              </text:list-item>
              <text:list-item>
                <text:p>https://hub.docker.com/search?q=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Making a Docker Image 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Create a directory</text:p>
              </text:list-item>
              <text:list-item>
                <text:p>Create a “Dockerfile” with a starting image, and instructions of what to do with that image</text:p>
              </text:list-item>
              <text:list-item>
                <text:p>Run “docker build” to run the starting image, execute the instructions and save the resulting image</text:p>
              </text:list-item>
              <text:list-item>
                <text:p>Use “dive” to inspect the i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Docker image workshop</text:p>
          </draw:text-box>
        </draw:frame>
        <draw:frame presentation:style-name="pr7" draw:layer="layout" svg:width="25.199cm" svg:height="11.887cm" svg:x="0.8cm" svg:y="6cm" presentation:class="outline" presentation:user-transformed="true">
          <draw:text-box>
            <text:list text:style-name="L2">
              <text:list-item>
                <text:p>Test docker works</text:p>
                <text:list>
                  <text:list-item>
                    <text:p><text:span text:style-name="T3">`docker version`</text:span></text:p>
                  </text:list-item>
                  <text:list-item>
                    <text:p><text:span text:style-name="T3">`docker images`</text:span></text:p>
                  </text:list-item>
                </text:list>
              </text:list-item>
              <text:list-item>
                <text:p>Copy files into empty container</text:p>
                <text:list>
                  <text:list-item>
                    <text:p><text:span text:style-name="T3">`docker build . -f Dockerfile.txt-both -t test`</text:span></text:p>
                  </text:list-item>
                  <text:list-item>
                    <text:p><text:span text:style-name="T3">`dive test`</text:span></text:p>
                  </text:list-item>
                </text:list>
              </text:list-item>
              <text:list-item>
                <text:p>Multi-layer image</text:p>
                <text:list>
                  <text:list-item>
                    <text:p><text:span text:style-name="T3">`docker build . -f Dockerfile.txt-separate -t test`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Docker image workshop</text:p>
          </draw:text-box>
        </draw:frame>
        <draw:frame presentation:style-name="pr5" draw:layer="layout" svg:width="25.199cm" svg:height="11.887cm" svg:x="1.4cm" svg:y="6.013cm" presentation:class="outline" presentation:user-transformed="true">
          <draw:text-box>
            <text:list text:style-name="L2">
              <text:list-item>
                <text:p>Bash file</text:p>
                <text:list>
                  <text:list-item>
                    <text:p><text:span text:style-name="T3">`./myapp.sh`</text:span></text:p>
                  </text:list-item>
                  <text:list-item>
                    <text:p><text:span text:style-name="T3">`docker build . -f Dockerfile.myapp-shell-scratch -t test`</text:span></text:p>
                  </text:list-item>
                  <text:list-item>
                    <text:p><text:span text:style-name="T3">`dive test`</text:span></text:p>
                  </text:list-item>
                  <text:list-item>
                    <text:p><text:span text:style-name="T3">`docker run --rm -ti test`</text:span></text:p>
                  </text:list-item>
                  <text:list-item>
                    <text:p><text:span text:style-name="T4">`docker build . -f Dockerfile.myapp-shell-ubuntu -t test`</text:span></text:p>
                  </text:list-item>
                  <text:list-item>
                    <text:p><text:span text:style-name="T3">`dive test`</text:span></text:p>
                  </text:list-item>
                  <text:list-item>
                    <text:p><text:span text:style-name="T3">`docker run --rm -ti test`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Docker image workshop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Multi-stage images</text:p>
                <text:list>
                  <text:list-item>
                    <text:p><text:span text:style-name="T3">`docker build . -f Dockerfile.myapp-go test`</text:span></text:p>
                  </text:list-item>
                  <text:list-item>
                    <text:p><text:span text:style-name="T3">`dive test`</text:span></text:p>
                  </text:list-item>
                  <text:list-item>
                    <text:p><text:span text:style-name="T3">`docker run --rm -ti test`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Docker storage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Image files, present on host machine merged using unionfs</text:p>
              </text:list-item>
              <text:list-item>
                <text:p>Other directories from host are mapped in as volumes</text:p>
              </text:list-item>
              <text:list-item>
                <text:p><text:span text:style-name="T3">`docker run --rm -ti -v myapp:/opt/myapp ubuntu`</text:span></text:p>
              </text:list-item>
              <text:list-item>
                <text:p><text:span text:style-name="T5">Other storage is managed using </text:span><text:span text:style-name="T3">`docker volume`</text:span><text:span text:style-name="T5"> command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Docker networking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Running containers get their own network, so `127.0.0.1` is not the host machine, but the container itself.</text:p>
              </text:list-item>
              <text:list-item>
                <text:p>You can make your own network</text:p>
                <text:list>
                  <text:list-item>
                    <text:p><text:span text:style-name="T3">`docker network create mit`</text:span></text:p>
                  </text:list-item>
                  <text:list-item>
                    <text:p><text:span text:style-name="T3">`docker run --rm -ti --net mit nginx`</text:span></text:p>
                  </text:list-item>
                  <text:list-item>
                    <text:p><text:span text:style-name="T3">`docker run --rm -ti --net mit curlimages/curl sh`</text:span></text:p>
                  </text:list-item>
                  <text:list-item>
                    <text:p><text:span text:style-name="T3">`curl http://nginx`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Tips</text:p>
          </draw:text-box>
        </draw:frame>
        <draw:frame presentation:style-name="pr5" draw:layer="layout" svg:width="25.199cm" svg:height="12.121cm" svg:x="1.4cm" svg:y="6.013cm" presentation:class="outline" presentation:user-transformed="true">
          <draw:text-box>
            <text:list text:style-name="L2">
              <text:list-item>
                <text:p>Use Linux / Mac</text:p>
              </text:list-item>
              <text:list-item>
                <text:p>Never patch a running docker image. Build a new image, stop the old one, and run the new one.</text:p>
              </text:list-item>
              <text:list-item>
                <text:p>Design your web apps to be stopped at any time</text:p>
              </text:list-item>
              <text:list-item>
                <text:p>Use stdout and stderr for logs – not files</text:p>
              </text:list-item>
              <text:list-item>
                <text:p>Layer images with seldom-changed files fir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>
          <draw:text-box>
            <text:p>Tips</text:p>
          </draw:text-box>
        </draw:frame>
        <draw:frame presentation:style-name="pr5" draw:layer="layout" svg:width="25.199cm" svg:height="11.887cm" svg:x="1.4cm" svg:y="6.013cm" presentation:class="outline">
          <draw:text-box>
            <text:list text:style-name="L2">
              <text:list-item>
                <text:p>Don't store data in your app's container. Use a dedicated storage container like mysql</text:p>
              </text:list-item>
              <text:list-item>
                <text:p>Move on from Docker to Kubernetes for running at sca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9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7cm" svg:x="1.4cm" svg:y="0.836cm" presentation:class="title" presentation:placeholder="true">
        <draw:text-box/>
      </draw:frame>
      <draw:frame presentation:style-name="lyt-bluelinesgrad-outline1" draw:layer="backgroundobjects" svg:width="25.199cm" svg:height="11.887cm" svg:x="1.4cm" svg:y="6.0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2$Win32 OpenOffice.org_project/4112m1$Build-9809</meta:generator>
    <dc:title>Blue Lines and Gradients</dc:title>
    <dc:description>Presentation Layout Template</dc:description>
    <meta:creation-date>2023-11-05T11:13:47.03</meta:creation-date>
    <dc:language>en-US</dc:language>
    <meta:editing-cycles>25</meta:editing-cycles>
    <meta:editing-duration>PT2H2M54S</meta:editing-duration>
    <meta:initial-creator>Warren Hodgkinson</meta:initial-creator>
    <dc:date>2023-11-05T13:18:27.13</dc:date>
    <dc:creator>Warren Hodgkinson</dc:creator>
    <meta:document-statistic meta:object-count="76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../../../../../Program%20Files%20(x86)/OpenOffice%204/share/template/en-US/layout/lyt-bluelinesgrad.otp" meta:date="2019-01-24T12:24:17.61"/>
  </office:meta>
</office:document-meta>
</file>